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05pt"/>
    </style:style>
    <style:style style:name="co2" style:family="table-column">
      <style:table-column-properties fo:break-before="auto" style:column-width="210.81pt"/>
    </style:style>
    <style:style style:name="co3" style:family="table-column">
      <style:table-column-properties fo:break-before="auto" style:column-width="90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ro3" style:family="table-row">
      <style:table-row-properties style:row-height="31.44pt" fo:break-before="auto" style:use-optimal-row-height="false"/>
    </style:style>
    <style:style style:name="ro4" style:family="table-row">
      <style:table-row-properties style:row-height="41.19pt" fo:break-before="auto" style:use-optimal-row-height="false"/>
    </style:style>
    <style:style style:name="ro5" style:family="table-row">
      <style:table-row-properties style:row-height="30.7pt" fo:break-before="auto" style:use-optimal-row-height="false"/>
    </style:style>
    <style:style style:name="ro6" style:family="table-row">
      <style:table-row-properties style:row-height="41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order="0.74pt solid #000000" style:vertical-align="middle"/>
    </style:style>
    <style:style style:name="T1" style:family="text">
      <style:text-properties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<text:span text:style-name="T1">Daily Worksheet (DWS-6) (01/03/17-15/03/17)</text:span></text:p>
            <text:p><text:span text:style-name="T1">Sushil Kotia (14BCE162)</text:span></text:p>
          </table:table-cell>
          <table:covered-table-cell table:number-columns-repeated="2" table:style-name="ce2"/>
        </table:table-row>
        <table:table-row table:style-name="ro2">
          <table:covered-table-cell table:number-columns-repeated="3" table:style-name="ce2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Work done</text:p>
          </table:table-cell>
          <table:table-cell table:style-name="ce3" office:value-type="string" calcext:value-type="string">
            <text:p>Signature</text:p>
          </table:table-cell>
        </table:table-row>
        <table:table-row table:style-name="ro3">
          <table:table-cell table:style-name="ce4" office:value-type="string" calcext:value-type="string">
            <text:p>03/04/2017 </text:p>
            <text:p>04/04/2017</text:p>
          </table:table-cell>
          <table:table-cell table:style-name="ce6" office:value-type="string" calcext:value-type="string">
            <text:p>Understanding Sync Functionality</text:p>
          </table:table-cell>
          <table:table-cell table:style-name="ce8" table:number-columns-spanned="1" table:number-rows-spanned="4"/>
        </table:table-row>
        <table:table-row table:style-name="ro4">
          <table:table-cell table:style-name="ce4" office:value-type="string" calcext:value-type="string">
            <text:p>05/04/2017</text:p>
            <text:p>06/04/2017</text:p>
            <text:p>07/04/2017</text:p>
          </table:table-cell>
          <table:table-cell table:style-name="ce7" office:value-type="string" calcext:value-type="string">
            <text:p>Working On Sync Functionality Front End</text:p>
          </table:table-cell>
          <table:covered-table-cell table:style-name="ce8"/>
        </table:table-row>
        <table:table-row table:style-name="ro5">
          <table:table-cell table:style-name="ce4" office:value-type="string" calcext:value-type="string">
            <text:p>10/04/17</text:p>
            <text:p>11/04/17</text:p>
          </table:table-cell>
          <table:table-cell table:style-name="ce7" office:value-type="string" calcext:value-type="string">
            <text:p>Connecting with database</text:p>
          </table:table-cell>
          <table:covered-table-cell table:style-name="ce8"/>
        </table:table-row>
        <table:table-row table:style-name="ro6">
          <table:table-cell table:style-name="ce4" office:value-type="string" calcext:value-type="string">
            <text:p>12/04/17</text:p>
            <text:p>13/04/17</text:p>
            <text:p>14/04/17</text:p>
          </table:table-cell>
          <table:table-cell table:style-name="ce7" office:value-type="string" calcext:value-type="string">
            <text:p>Working with Back End and</text:p>
            <text:p>Sync with another module</text:p>
          </table:table-cell>
          <table:covered-table-cell table:style-name="ce8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2:16:20.2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0:50:50.107000000</meta:creation-date>
    <dc:date>2017-04-25T12:17:46.734000000</dc:date>
    <meta:editing-duration>PT51M13S</meta:editing-duration>
    <meta:editing-cycles>6</meta:editing-cycles>
    <meta:generator>LibreOffice/5.1.2.2$Windows_x86 LibreOffice_project/d3bf12ecb743fc0d20e0be0c58ca359301eb705f</meta:generator>
    <meta:document-statistic meta:table-count="1" meta:cell-count="12" meta:object-count="0"/>
  </office:meta>
</office:document-meta>
</file>